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4f0" officeooo:paragraph-rsid="001ef4f0"/>
    </style:style>
    <style:style style:name="P2" style:family="paragraph" style:parent-style-name="Standard">
      <style:text-properties officeooo:rsid="00203248" officeooo:paragraph-rsid="00203248"/>
    </style:style>
    <style:style style:name="P3" style:family="paragraph" style:parent-style-name="Standard">
      <style:text-properties style:text-underline-style="solid" style:text-underline-width="auto" style:text-underline-color="font-color" officeooo:rsid="00203248" officeooo:paragraph-rsid="0020324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</text:p>
      <text:p text:style-name="P2">Name:Anand Joshy K</text:p>
      <text:p text:style-name="P2">Class: Cs S6</text:p>
      <text:p text:style-name="P2">Roll No : 7</text:p>
      <text:p text:style-name="P2">Date:23-03-2017</text:p>
      <text:p text:style-name="P2">Program to implement inter process communication */ <text:s/></text:p>
      <text:p text:style-name="P1"/>
      <text:p text:style-name="P1"/>
      <text:section text:style-name="Sect1" text:name="Section1">
        <text:p text:style-name="P1">#include &lt;sys/types.h&gt;</text:p>
        <text:p text:style-name="P1">#include &lt;sys/ipc.h&gt;</text:p>
        <text:p text:style-name="P1">#include &lt;sys/shm.h&gt;</text:p>
        <text:p text:style-name="P1">#include &lt;stdio.h&gt;</text:p>
        <text:p text:style-name="P1"></text:p>
        <text:p text:style-name="P1"></text:p>
        <text:p text:style-name="P1">#define SHMSIZE 27</text:p>
        <text:p text:style-name="P1">void main()</text:p>
        <text:p text:style-name="P1">{</text:p>
        <text:p text:style-name="P1">char c;</text:p>
        <text:p text:style-name="P1">int shmid,pid;</text:p>
        <text:p text:style-name="P1">key_t key;</text:p>
        <text:p text:style-name="P1">char *shm, *s;</text:p>
        <text:p text:style-name="P1"></text:p>
        <text:p text:style-name="P1">key = 5678;</text:p>
        <text:p text:style-name="P1">pid=fork();</text:p>
        <text:p text:style-name="P1">//Parent Process is executed</text:p>
        <text:p text:style-name="P1"></text:p>
        <text:p text:style-name="P1">if(pid&gt;0)</text:p>
        <text:p text:style-name="P1">{</text:p>
        <text:p text:style-name="P1"><text:s text:c="2"/>printf("\nParent process Starts \n"); </text:p>
        <text:p text:style-name="P1"><text:s text:c="2"/>if ((shmid = shmget(key, SHMSIZE, IPC_CREAT | 0666)) &lt; 0)</text:p>
        <text:p text:style-name="P1">{ perror("shmget");</text:p>
        <text:p text:style-name="P1"><text:s text:c="2"/>exit(1);}</text:p>
        <text:p text:style-name="P1"></text:p>
        <text:p text:style-name="P1">if((shm = shmat(shmid, NULL, 0)) == (char *) -1)</text:p>
        <text:p text:style-name="P1">{</text:p>
        <text:p text:style-name="P1">perror("shmat");</text:p>
        <text:p text:style-name="P1">exit(1);</text:p>
        <text:p text:style-name="P1">}</text:p>
        <text:p text:style-name="P1"><text:s/>s=shm;</text:p>
        <text:p text:style-name="P1">printf ("\nserver\n");</text:p>
        <text:p text:style-name="P1"></text:p>
        <text:p text:style-name="P1">*s++ = 'A';</text:p>
        <text:p text:style-name="P1">*s++ = 'N';</text:p>
        <text:p text:style-name="P1">*s++ = 'A';</text:p>
        <text:p text:style-name="P1">*s++ = 'N';</text:p>
        <text:p text:style-name="P1">*s++ = 'D';</text:p>
        <text:p text:style-name="P1">*s = NULL;</text:p>
        <text:p text:style-name="P1"></text:p>
        <text:p text:style-name="P1">while (*shm != '*')</text:p>
        <text:p text:style-name="P1">sleep(1);</text:p>
        <text:p text:style-name="P1">printf("\nParent process Ends \n");</text:p>
        <text:p text:style-name="P1">exit(0);</text:p>
        <text:p text:style-name="P1">}</text:p>
        <text:p text:style-name="P1"></text:p>
        <text:p text:style-name="P1">//CHILD PROCESS IS EXECUTED</text:p>
        <text:p text:style-name="P1">if(pid==0)</text:p>
        <text:p text:style-name="P1">{</text:p>
        <text:p text:style-name="P1">wait(100);</text:p>
        <text:p text:style-name="P1">printf("\nchild process starts \n");</text:p>
        <text:p text:style-name="P1">if ((shmid = shmget(key, SHMSIZE, 0666)) &lt; 0) {</text:p>
        <text:p text:style-name="P1">perror("shmget");</text:p>
        <text:p text:style-name="P1">exit(1);</text:p>
        <text:p text:style-name="P1">}</text:p>
        <text:p text:style-name="P1">if ((shm = shmat(shmid, NULL, 0)) == (char *) -1) {</text:p>
        <text:p text:style-name="P1">perror("shmat");</text:p>
        <text:p text:style-name="P1">exit(1);</text:p>
        <text:p text:style-name="P1">}</text:p>
        <text:p text:style-name="P1">for (s = shm; *s != NULL; s++)</text:p>
        <text:p text:style-name="P1">putchar(*s);</text:p>
        <text:p text:style-name="P1">putchar('\n');</text:p>
        <text:p text:style-name="P1"></text:p>
        <text:p text:style-name="P1">*shm = '*';</text:p>
        <text:p text:style-name="P1">printf ("\nclient \n");</text:p>
        <text:p text:style-name="P1">printf("\nchild process Ends \n");</text:p>
        <text:p text:style-name="P1">exit(0);</text:p>
        <text:p text:style-name="P1">}</text:p>
        <text:p text:style-name="P1">}</text:p>
        <text:p text:style-name="P3"/>
        <text:p text:style-name="P3">OUTPUT</text:p>
        <text:p text:style-name="P2">student@user:~/Anand$ gcc IPC.c</text:p>
        <text:p text:style-name="P2">student@user:~/Anand$ ./a.out</text:p>
        <text:p text:style-name="P2">Parent process Starts </text:p>
        <text:p text:style-name="P2">server</text:p>
        <text:p text:style-name="P2">child process starts </text:p>
        <text:p text:style-name="P2">ANAND</text:p>
        <text:p text:style-name="P2">client</text:p>
        <text:p text:style-name="P2">child process Ends </text:p>
        <text:p text:style-name="P2">Parent process Ends </text:p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59:44.154665905</meta:creation-date>
    <dc:date>2017-03-23T11:11:02.943013005</dc:date>
    <meta:editing-duration>PT11M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85" meta:word-count="195" meta:character-count="1309" meta:non-whitespace-character-count="1094"/>
  </office:meta>
</office:document-meta>
</file>